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11.245cm" fo:margin-right="0cm" fo:text-align="start" style:justify-single-word="false" fo:text-indent="-0.079cm" style:auto-text-indent="false" style:page-number="auto"/>
    </style:style>
    <style:style style:name="P2" style:family="paragraph" style:parent-style-name="Standard" style:master-page-name="">
      <style:paragraph-properties fo:margin-left="11.192cm" fo:margin-right="0cm" fo:text-align="start" style:justify-single-word="false" fo:text-indent="0cm" style:auto-text-indent="false" style:page-number="auto"/>
    </style:style>
    <style:style style:name="P3" style:family="paragraph" style:parent-style-name="Standard">
      <style:paragraph-properties fo:margin-left="11.192cm" fo:margin-right="0cm" fo:text-align="start" style:justify-single-word="false" fo:text-indent="0cm" style:auto-text-indent="false"/>
    </style:style>
    <style:style style:name="P4" style:family="paragraph" style:parent-style-name="Standard" style:master-page-name="">
      <style:paragraph-properties fo:margin-left="11.192cm" fo:margin-right="0cm" fo:text-align="start" style:justify-single-word="false" fo:text-indent="-11.192cm" style:auto-text-indent="false" style:page-number="auto"/>
    </style:style>
    <style:style style:name="P5" style:family="paragraph" style:parent-style-name="Standard" style:master-page-name="">
      <style:paragraph-properties fo:margin-left="11.192cm" fo:margin-right="0cm" fo:text-align="start" style:justify-single-word="false" fo:text-indent="-11.192cm" style:auto-text-indent="false" style:page-number="auto"/>
      <style:text-properties style:font-name="Times New Roman"/>
    </style:style>
    <style:style style:name="P6" style:family="paragraph" style:parent-style-name="Standard">
      <style:paragraph-properties fo:margin-left="11.192cm" fo:margin-right="0cm" fo:text-align="start" style:justify-single-word="false" fo:text-indent="-11.192cm" style:auto-text-indent="false"/>
    </style:style>
    <style:style style:name="P7" style:family="paragraph" style:parent-style-name="Standard">
      <style:paragraph-properties fo:margin-left="11.192cm" fo:margin-right="0cm" fo:text-align="start" style:justify-single-word="false" fo:text-indent="-11.192cm" style:auto-text-indent="false"/>
      <style:text-properties fo:color="#000000" style:font-name="Times New Roman"/>
    </style:style>
    <style:style style:name="P8" style:family="paragraph" style:parent-style-name="Standard">
      <style:paragraph-properties fo:margin-left="11.192cm" fo:margin-right="0cm" fo:text-align="start" style:justify-single-word="false" fo:text-indent="-11.192cm" style:auto-text-indent="false"/>
      <style:text-properties style:font-name="Times New Roman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language="en" fo:country="US"/>
    </style:style>
    <style:style style:name="P11" style:family="paragraph" style:parent-style-name="Standard" style:master-page-name="">
      <style:paragraph-properties fo:margin-left="1.879cm" fo:margin-right="0cm" fo:text-align="start" style:justify-single-word="false" fo:text-indent="0cm" style:auto-text-indent="false" style:page-number="auto"/>
    </style:style>
    <style:style style:name="P12" style:family="paragraph" style:parent-style-name="Standard" style:master-page-name="">
      <style:paragraph-properties fo:margin-left="11.192cm" fo:margin-right="0cm" fo:text-align="start" style:justify-single-word="false" fo:text-indent="-6.059cm" style:auto-text-indent="false" style:page-number="auto"/>
      <style:text-properties style:font-name="Times New Roman"/>
    </style:style>
    <style:style style:name="P13" style:family="paragraph" style:parent-style-name="Standard">
      <style:paragraph-properties fo:margin-left="11.192cm" fo:margin-right="0cm" fo:text-align="start" style:justify-single-word="false" fo:text-indent="-6.059cm" style:auto-text-indent="false"/>
      <style:text-properties style:font-name="Times New Roman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language="en" fo:country="US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/>
    </style:style>
    <style:style style:name="P16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Times New Roman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 bis Avenue Jean-François Raclet</text:p>
      <text:p text:style-name="P2">69007 Lyon</text:p>
      <text:p text:style-name="P3">France</text:p>
      <text:p text:style-name="P3"/>
      <text:p text:style-name="P4"/>
      <text:p text:style-name="P6"/>
      <text:p text:style-name="P6"/>
      <text:p text:style-name="P6"/>
      <text:p text:style-name="P9">Tom Brown</text:p>
      <text:p text:style-name="P9">8100 Steeles Ave. East</text:p>
      <text:p text:style-name="P9">Markham, Ontario, Canada</text:p>
      <text:p text:style-name="P9"/>
      <text:p text:style-name="P9"/>
      <text:p text:style-name="P9"/>
      <text:p text:style-name="P11"/>
      <text:p text:style-name="P7"/>
      <text:p text:style-name="P12">Dear Mr Brown,</text:p>
      <text:p text:style-name="P13"/>
      <text:p text:style-name="P5"/>
      <text:p text:style-name="P8"/>
      <text:p text:style-name="P16"><text:s text:c="6"/><text:span text:style-name="T1"><text:s text:c="5"/>I am waiting to apply for a farm practice on your farm next summer.</text:span></text:p>
      <text:p text:style-name="P15"><text:span text:style-name="T1"><text:s text:c="11"/>Please, find attached my CV. </text:span></text:p>
      <text:p text:style-name="P10"/>
      <text:p text:style-name="P10"/>
      <text:p text:style-name="P10"><text:s text:c="11"/>My name is Justine Zecchini, I am 20, and I am a first student at ISARA which is an engeeniring school in agriculture, food sciences and environnementaly studies in Lyon (France), and I am required to do a farm practice as part of my school program. I have already had some working experience. I have helped old people on their everyday life during two summers. I had to talk with them, made them eat, did their houseworks, sometime their garden. From this, I have developed some skills : patience, hardworking, not to be fear about people and work. I have learnt that I can do lots of things and to be selfconfident. </text:p>
      <text:p text:style-name="P10"><text:s text:c="11"/>Workin<text:span text:style-name="T3">g on your farm would be an opportunity for me to discover the life in a farm, how it works and to improve my English skills.I am a hardworker and I certainly would like to contribute my friendly disposition and my enthousiam to your activity. </text:span></text:p>
      <text:p text:style-name="P10"/>
      <text:p text:style-name="P10"><text:s text:c="10"/></text:p>
      <text:p text:style-name="P10"><text:s text:c="12"/>Thank you for you consideration. I look forward to hearing from you. </text:p>
      <text:p text:style-name="P10"/>
      <text:p text:style-name="P10"/>
      <text:p text:style-name="P10"/>
      <text:p text:style-name="P10"/>
      <text:p text:style-name="P10"/>
      <text:p text:style-name="P10"/>
      <text:p text:style-name="P10">Your sincerely</text:p>
      <text:p text:style-name="P10"/>
      <text:p text:style-name="P10">Zecchini Just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stine Zecchini</meta:initial-creator>
    <meta:creation-date>2014-10-12T16:57:23.20</meta:creation-date>
    <dc:date>2014-12-04T15:39:03.50</dc:date>
    <dc:creator>Justine Zecchini</dc:creator>
    <meta:editing-duration>PT2H17M33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15" meta:word-count="212" meta:character-count="1246"/>
  </office:meta>
</office:document-meta>
</file>